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6925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2.1772in"/>
    </style:style>
    <style:style style:name="co4" style:family="table-column">
      <style:table-column-properties fo:break-before="auto" style:column-width="0.7563in"/>
    </style:style>
    <style:style style:name="co5" style:family="table-column">
      <style:table-column-properties fo:break-before="auto" style:column-width="2.0902in"/>
    </style:style>
    <style:style style:name="co6" style:family="table-column">
      <style:table-column-properties fo:break-before="auto" style:column-width="1.445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#ff9999"/>
    </style:style>
    <style:style style:name="ce3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66ff00"/>
    </style:style>
    <style:style style:name="ce6" style:family="table-cell" style:parent-style-name="Default">
      <style:table-cell-properties fo:background-color="#ffcc99"/>
    </style:style>
    <style:style style:name="ce7" style:family="table-cell" style:parent-style-name="Default" style:data-style-name="N37">
      <style:table-cell-properties fo:background-color="#ffffff"/>
    </style:style>
    <style:style style:name="ce8" style:family="table-cell" style:parent-style-name="Default">
      <style:table-cell-properties fo:background-color="#ffcc99"/>
      <style:text-properties style:font-name="Arimo" style:font-name-asian="WenQuanYi Micro Hei" style:font-name-complex="DejaVu Sans"/>
    </style:style>
  </office:automatic-styles>
  <office:body>
    <office:spreadsheet>
      <table:table table:name="Sheet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Default"/>
        <table:table-row table:style-name="ro1">
          <table:table-cell table:style-name="Default" office:value-type="string" calcext:value-type="string">
            <text:p>id</text:p>
          </table:table-cell>
          <table:table-cell table:style-name="Default" office:value-type="string" calcext:value-type="string">
            <text:p>code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user_type:id</text:p>
          </table:table-cell>
          <table:table-cell table:style-name="Default" office:value-type="string" calcext:value-type="string">
            <text:p>parent_id:id</text:p>
          </table:table-cell>
          <table:table-cell table:style-name="Default" office:value-type="string" calcext:value-type="string">
            <text:p>reconcil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oa_basic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Basic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/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sse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oa_basic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urrent_asset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Current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ash_expenditure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string" calcext:value-type="string">
            <text:p>Cash or Cash Equivalen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eceivables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string" calcext:value-type="string">
            <text:p>Accounts Receivable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accounts_receivable</text:p>
          </table:table-cell>
          <table:table-cell table:style-name="ce1" office:value-type="float" office:value="12001" calcext:value-type="float">
            <text:p>12001</text:p>
          </table:table-cell>
          <table:table-cell table:style-name="ce1" office:value-type="string" calcext:value-type="string">
            <text:p>Default Accounts Receivable</text:p>
          </table:table-cell>
          <table:table-cell table:style-name="ce1" office:value-type="string" calcext:value-type="string">
            <text:p>receivable</text:p>
          </table:table-cell>
          <table:table-cell table:style-name="ce1" office:value-type="string" calcext:value-type="string">
            <text:p>l10n_us.user_type_account_receivable</text:p>
          </table:table-cell>
          <table:table-cell table:style-name="ce1" office:value-type="string" calcext:value-type="string">
            <text:p>receivables</text:p>
          </table:table-cell>
          <table:table-cell table:style-name="ce1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prepaid_expenses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string" calcext:value-type="string">
            <text:p>Prepaid Expense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ventory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string" calcext:value-type="string">
            <text:p>Inventor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hort_term_notes_receivable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string" calcext:value-type="string">
            <text:p>Short Term Notes Receivable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ther_current_assets</text:p>
          </table:table-cell>
          <table:table-cell table:style-name="ce1" office:value-type="float" office:value="1600" calcext:value-type="float">
            <text:p>1600</text:p>
          </table:table-cell>
          <table:table-cell table:style-name="ce1" office:value-type="string" calcext:value-type="string">
            <text:p>Other Current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current_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fixed_assets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string" calcext:value-type="string">
            <text:p>Fixed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1" office:value-type="float" office:value="17001" calcext:value-type="float">
            <text:p>17001</text:p>
          </table:table-cell>
          <table:table-cell table:style-name="ce1" office:value-type="string" calcext:value-type="string">
            <text:p>Accumulated Depreciation</text:p>
          </table:table-cell>
          <table:table-cell table:style-name="ce1" office:value-type="string" calcext:value-type="string">
            <text:p>other</text:p>
          </table:table-cell>
          <table:table-cell table:style-name="ce1" office:value-type="string" calcext:value-type="string">
            <text:p>account.data_account_type_asset</text:p>
          </table:table-cell>
          <table:table-cell table:style-name="ce1" office:value-type="string" calcext:value-type="string">
            <text:p>fixed_assets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tangible_assets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string" calcext:value-type="string">
            <text:p>Intangible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investments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string" calcext:value-type="string">
            <text:p>Investmen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ther_assets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Other Assets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l10n_us.user_type_view</text:p>
          </table:table-cell>
          <table:table-cell table:style-name="ce1" office:value-type="string" calcext:value-type="string">
            <text:p>asset</text:p>
          </table:table-cell>
          <table:table-cell table:style-name="ce1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ability_equity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Liabilities and Equity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oa_basic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iability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liability_equ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urrent_liability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string" calcext:value-type="string">
            <text:p>Current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yable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string" calcext:value-type="string">
            <text:p>Accounts Payable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ccounts_payable</text:p>
          </table:table-cell>
          <table:table-cell table:style-name="ce2" office:value-type="float" office:value="200011" calcext:value-type="float">
            <text:p>200011</text:p>
          </table:table-cell>
          <table:table-cell table:style-name="ce2" office:value-type="string" calcext:value-type="string">
            <text:p>Default Accounts Payable</text:p>
          </table:table-cell>
          <table:table-cell table:style-name="ce2" office:value-type="string" calcext:value-type="string">
            <text:p>payable</text:p>
          </table:table-cell>
          <table:table-cell table:style-name="ce2" office:value-type="string" calcext:value-type="string">
            <text:p>l10n_us.user_type_account_payable</text:p>
          </table:table-cell>
          <table:table-cell table:style-name="ce2" office:value-type="string" calcext:value-type="string">
            <text:p>payable</text:p>
          </table:table-cell>
          <table:table-cell table:style-name="ce2" office:value-type="string" calcext:value-type="string">
            <text:p>TRU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credit_cards</text:p>
          </table:table-cell>
          <table:table-cell table:style-name="ce2" office:value-type="float" office:value="20001" calcext:value-type="float">
            <text:p>20001</text:p>
          </table:table-cell>
          <table:table-cell table:style-name="ce2" office:value-type="string" calcext:value-type="string">
            <text:p>Credit Card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payroll_liabilities</text:p>
          </table:table-cell>
          <table:table-cell table:style-name="ce2" office:value-type="float" office:value="20002" calcext:value-type="float">
            <text:p>20002</text:p>
          </table:table-cell>
          <table:table-cell table:style-name="ce2" office:value-type="string" calcext:value-type="string">
            <text:p>Payroll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benefit_liabilities</text:p>
          </table:table-cell>
          <table:table-cell table:style-name="ce2" office:value-type="float" office:value="20003" calcext:value-type="float">
            <text:p>20003</text:p>
          </table:table-cell>
          <table:table-cell table:style-name="ce2" office:value-type="string" calcext:value-type="string">
            <text:p>Employee Benefit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short_term_notes_payable</text:p>
          </table:table-cell>
          <table:table-cell table:style-name="ce2" office:value-type="float" office:value="20004" calcext:value-type="float">
            <text:p>20004</text:p>
          </table:table-cell>
          <table:table-cell table:style-name="ce2" office:value-type="string" calcext:value-type="string">
            <text:p>Short Term Notes Payable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other_current_liability</text:p>
          </table:table-cell>
          <table:table-cell table:style-name="ce2" office:value-type="float" office:value="20005" calcext:value-type="float">
            <text:p>20005</text:p>
          </table:table-cell>
          <table:table-cell table:style-name="ce2" office:value-type="string" calcext:value-type="string">
            <text:p>Other Current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current_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ong_term_liability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string" calcext:value-type="string">
            <text:p>Long Term Liabilities</text:p>
          </table:table-cell>
          <table:table-cell table:style-name="ce2" office:value-type="string" calcext:value-type="string">
            <text:p>view</text:p>
          </table:table-cell>
          <table:table-cell table:style-name="ce2" office:value-type="string" calcext:value-type="string">
            <text:p>l10n_us.user_type_view</text:p>
          </table:table-cell>
          <table:table-cell table:style-name="ce2" office:value-type="string" calcext:value-type="string">
            <text:p>liability</text:p>
          </table:table-cell>
          <table:table-cell table:style-name="ce2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quity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liability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owner_equity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string" calcext:value-type="string">
            <text:p>Owners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1" calcext:value-type="float">
            <text:p>3001</text:p>
          </table:table-cell>
          <table:table-cell table:style-name="ce3" office:value-type="string" calcext:value-type="string">
            <text:p>Ryan Smith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2" calcext:value-type="float">
            <text:p>3002</text:p>
          </table:table-cell>
          <table:table-cell table:style-name="ce3" office:value-type="string" calcext:value-type="string">
            <text:p>Logan Harris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3" calcext:value-type="float">
            <text:p>3003</text:p>
          </table:table-cell>
          <table:table-cell table:style-name="ce3" office:value-type="string" calcext:value-type="string">
            <text:p>Wavetronix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4" calcext:value-type="float">
            <text:p>3004</text:p>
          </table:table-cell>
          <table:table-cell table:style-name="ce3" office:value-type="string" calcext:value-type="string">
            <text:p>Dr. David Long Equity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float" office:value="3005" calcext:value-type="float">
            <text:p>3005</text:p>
          </table:table-cell>
          <table:table-cell table:style-name="ce3" office:value-type="string" calcext:value-type="string">
            <text:p>Equity in Investments</text:p>
          </table:table-cell>
          <table:table-cell table:style-name="ce3" office:value-type="string" calcext:value-type="string">
            <text:p>view</text:p>
          </table:table-cell>
          <table:table-cell table:style-name="ce3" office:value-type="string" calcext:value-type="string">
            <text:p>l10n_us.user_type_view</text:p>
          </table:table-cell>
          <table:table-cell table:style-name="ce3" office:value-type="string" calcext:value-type="string">
            <text:p>owner_equity</text:p>
          </table:table-cell>
          <table:table-cell table:style-name="ce3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pnl</text:p>
          </table:table-cell>
          <table:table-cell table:style-name="ce7" office:value-type="string" calcext:value-type="string">
            <text:p>4and5</text:p>
          </table:table-cell>
          <table:table-cell table:style-name="ce4" office:value-type="string" calcext:value-type="string">
            <text:p>Income Statment</text:p>
          </table:table-cell>
          <table:table-cell table:style-name="ce4" office:value-type="string" calcext:value-type="string">
            <text:p>view</text:p>
          </table:table-cell>
          <table:table-cell table:style-name="ce4" office:value-type="string" calcext:value-type="string">
            <text:p>l10n_us.user_type_view</text:p>
          </table:table-cell>
          <table:table-cell table:style-name="ce4" office:value-type="string" calcext:value-type="string">
            <text:p>coa_basic</text:p>
          </table:table-cell>
          <table:table-cell table:style-name="ce4" office:value-type="string" calcext:value-type="string">
            <text:p>FALSE</text:p>
          </table:table-cell>
          <table:table-cell table:style-name="ce4" table:number-columns-repeated="1017"/>
        </table:table-row>
        <table:table-row table:style-name="ro1">
          <table:table-cell table:style-name="ce5" office:value-type="string" calcext:value-type="string">
            <text:p>sales_revenue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Sales and Revenue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l10n_us.user_type_view</text:p>
          </table:table-cell>
          <table:table-cell table:style-name="ce5" office:value-type="string" calcext:value-type="string">
            <text:p>pnl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ervices_revenue</text:p>
          </table:table-cell>
          <table:table-cell table:style-name="ce5" office:value-type="float" office:value="401" calcext:value-type="float">
            <text:p>401</text:p>
          </table:table-cell>
          <table:table-cell table:style-name="ce5" office:value-type="string" calcext:value-type="string">
            <text:p>Services Revenue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l10n_us.user_type_view</text:p>
          </table:table-cell>
          <table:table-cell table:style-name="ce5" office:value-type="string" calcext:value-type="string">
            <text:p>sal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1010" calcext:value-type="float">
            <text:p>411010</text:p>
          </table:table-cell>
          <table:table-cell table:style-name="ce5" office:value-type="string" calcext:value-type="string">
            <text:p>DoD Engineering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010" calcext:value-type="float">
            <text:p>412010</text:p>
          </table:table-cell>
          <table:table-cell table:style-name="ce5" office:value-type="string" calcext:value-type="string">
            <text:p>Non-DoD Engineering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110" calcext:value-type="float">
            <text:p>412110</text:p>
          </table:table-cell>
          <table:table-cell table:style-name="ce5" office:value-type="string" calcext:value-type="string">
            <text:p>Commercial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2210" calcext:value-type="float">
            <text:p>412210</text:p>
          </table:table-cell>
          <table:table-cell table:style-name="ce5" office:value-type="string" calcext:value-type="string">
            <text:p>Deployment Servic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eng_revenue</text:p>
          </table:table-cell>
          <table:table-cell table:style-name="ce5" office:value-type="string" calcext:value-type="string">
            <text:p>servic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duct_sales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string" calcext:value-type="string">
            <text:p>Product Sales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l10n_us.user_type_view</text:p>
          </table:table-cell>
          <table:table-cell table:style-name="ce5" office:value-type="string" calcext:value-type="string">
            <text:p>sal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default_sales_revenue</text:p>
          </table:table-cell>
          <table:table-cell table:style-name="ce5" office:value-type="float" office:value="4021" calcext:value-type="float">
            <text:p>4021</text:p>
          </table:table-cell>
          <table:table-cell table:style-name="ce5" office:value-type="string" calcext:value-type="string">
            <text:p>Default Sales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sales</text:p>
          </table:table-cell>
          <table:table-cell table:style-name="ce5" office:value-type="string" calcext:value-type="string">
            <text:p>product_sales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product_lease</text:p>
          </table:table-cell>
          <table:table-cell table:style-name="ce5" office:value-type="float" office:value="403" calcext:value-type="float">
            <text:p>403</text:p>
          </table:table-cell>
          <table:table-cell table:style-name="ce5" office:value-type="string" calcext:value-type="string">
            <text:p>Product Lease</text:p>
          </table:table-cell>
          <table:table-cell table:style-name="ce5" office:value-type="string" calcext:value-type="string">
            <text:p>view</text:p>
          </table:table-cell>
          <table:table-cell table:style-name="ce5" office:value-type="string" calcext:value-type="string">
            <text:p>l10n_us.user_type_view</text:p>
          </table:table-cell>
          <table:table-cell table:style-name="ce5" office:value-type="string" calcext:value-type="string">
            <text:p>sal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table:style-name="ce5" office:value-type="float" office:value="416010" calcext:value-type="float">
            <text:p>416010</text:p>
          </table:table-cell>
          <table:table-cell table:style-name="ce5" office:value-type="string" calcext:value-type="string">
            <text:p>Product Lease Revenue</text:p>
          </table:table-cell>
          <table:table-cell table:style-name="ce5" office:value-type="string" calcext:value-type="string">
            <text:p>other</text:p>
          </table:table-cell>
          <table:table-cell table:style-name="ce5" office:value-type="string" calcext:value-type="string">
            <text:p>imsar_accounting.user_type_product_leases</text:p>
          </table:table-cell>
          <table:table-cell table:style-name="ce5" office:value-type="string" calcext:value-type="string">
            <text:p>sales_revenue</text:p>
          </table:table-cell>
          <table:table-cell table:style-name="ce5"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xpens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pnl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ct_expenses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Dire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tract_expenses</text:p>
          </table:table-cell>
          <table:table-cell office:value-type="float" office:value="5011" calcext:value-type="float">
            <text:p>5011</text:p>
          </table:table-cell>
          <table:table-cell office:value-type="string" calcext:value-type="string">
            <text:p>Contra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_service_contracts</text:p>
          </table:table-cell>
          <table:table-cell office:value-type="float" office:value="50111" calcext:value-type="float">
            <text:p>50111</text:p>
          </table:table-cell>
          <table:table-cell office:value-type="string" calcext:value-type="string">
            <text:p>Engineering Service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10" calcext:value-type="float">
            <text:p>511010</text:p>
          </table:table-cell>
          <table:table-cell office:value-type="string" calcext:value-type="string">
            <text:p>DOD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20" calcext:value-type="float">
            <text:p>511020</text:p>
          </table:table-cell>
          <table:table-cell office:value-type="string" calcext:value-type="string">
            <text:p>DOD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30" calcext:value-type="float">
            <text:p>511030</text:p>
          </table:table-cell>
          <table:table-cell office:value-type="string" calcext:value-type="string">
            <text:p>DOD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40" calcext:value-type="float">
            <text:p>511040</text:p>
          </table:table-cell>
          <table:table-cell office:value-type="string" calcext:value-type="string">
            <text:p>DOD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1050" calcext:value-type="float">
            <text:p>511050</text:p>
          </table:table-cell>
          <table:table-cell office:value-type="string" calcext:value-type="string">
            <text:p>DOD Contract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10" calcext:value-type="float">
            <text:p>512010</text:p>
          </table:table-cell>
          <table:table-cell office:value-type="string" calcext:value-type="string">
            <text:p>Non-DOD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20" calcext:value-type="float">
            <text:p>512020</text:p>
          </table:table-cell>
          <table:table-cell office:value-type="string" calcext:value-type="string">
            <text:p>Non-DOD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30" calcext:value-type="float">
            <text:p>512030</text:p>
          </table:table-cell>
          <table:table-cell office:value-type="string" calcext:value-type="string">
            <text:p>Non-DOD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40" calcext:value-type="float">
            <text:p>512040</text:p>
          </table:table-cell>
          <table:table-cell office:value-type="string" calcext:value-type="string">
            <text:p>Non-DOD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2050" calcext:value-type="float">
            <text:p>512050</text:p>
          </table:table-cell>
          <table:table-cell office:value-type="string" calcext:value-type="string">
            <text:p>Non-DOD Other Expens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10" calcext:value-type="float">
            <text:p>513010</text:p>
          </table:table-cell>
          <table:table-cell office:value-type="string" calcext:value-type="string">
            <text:p>International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20" calcext:value-type="float">
            <text:p>513020</text:p>
          </table:table-cell>
          <table:table-cell office:value-type="string" calcext:value-type="string">
            <text:p>International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30" calcext:value-type="float">
            <text:p>513030</text:p>
          </table:table-cell>
          <table:table-cell office:value-type="string" calcext:value-type="string">
            <text:p>International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40" calcext:value-type="float">
            <text:p>513040</text:p>
          </table:table-cell>
          <table:table-cell office:value-type="string" calcext:value-type="string">
            <text:p>International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3050" calcext:value-type="float">
            <text:p>513050</text:p>
          </table:table-cell>
          <table:table-cell office:value-type="string" calcext:value-type="string">
            <text:p>International Contract Other Expens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ng_dloh_expenses</text:p>
          </table:table-cell>
          <table:table-cell office:value-type="float" office:value="501111" calcext:value-type="float">
            <text:p>501111</text:p>
          </table:table-cell>
          <table:table-cell office:value-type="string" calcext:value-type="string">
            <text:p>Engineering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eng_service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100" calcext:value-type="float">
            <text:p>517100</text:p>
          </table:table-cell>
          <table:table-cell office:value-type="string" calcext:value-type="string">
            <text:p>Engineering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200" calcext:value-type="float">
            <text:p>517200</text:p>
          </table:table-cell>
          <table:table-cell office:value-type="string" calcext:value-type="string">
            <text:p>Engineering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300" calcext:value-type="float">
            <text:p>517300</text:p>
          </table:table-cell>
          <table:table-cell office:value-type="string" calcext:value-type="string">
            <text:p>Engineering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400" calcext:value-type="float">
            <text:p>517400</text:p>
          </table:table-cell>
          <table:table-cell office:value-type="string" calcext:value-type="string">
            <text:p>Engineering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7500" calcext:value-type="float">
            <text:p>517500</text:p>
          </table:table-cell>
          <table:table-cell office:value-type="string" calcext:value-type="string">
            <text:p>Engineering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eng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rcial_retail_contracts</text:p>
          </table:table-cell>
          <table:table-cell office:value-type="float" office:value="50112" calcext:value-type="float">
            <text:p>50112</text:p>
          </table:table-cell>
          <table:table-cell office:value-type="string" calcext:value-type="string">
            <text:p>Commercial and Retail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mercial_dloh_expenses</text:p>
          </table:table-cell>
          <table:table-cell office:value-type="float" office:value="501121" calcext:value-type="float">
            <text:p>501121</text:p>
          </table:table-cell>
          <table:table-cell office:value-type="string" calcext:value-type="string">
            <text:p>Commercial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mmercial_retail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100" calcext:value-type="float">
            <text:p>557100</text:p>
          </table:table-cell>
          <table:table-cell office:value-type="string" calcext:value-type="string">
            <text:p>Commercial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200" calcext:value-type="float">
            <text:p>557200</text:p>
          </table:table-cell>
          <table:table-cell office:value-type="string" calcext:value-type="string">
            <text:p>Commercial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300" calcext:value-type="float">
            <text:p>557300</text:p>
          </table:table-cell>
          <table:table-cell office:value-type="string" calcext:value-type="string">
            <text:p>Commercial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400" calcext:value-type="float">
            <text:p>557400</text:p>
          </table:table-cell>
          <table:table-cell office:value-type="string" calcext:value-type="string">
            <text:p>Commercial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7500" calcext:value-type="float">
            <text:p>557500</text:p>
          </table:table-cell>
          <table:table-cell office:value-type="string" calcext:value-type="string">
            <text:p>Commercial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loyment_contracts</text:p>
          </table:table-cell>
          <table:table-cell office:value-type="float" office:value="50113" calcext:value-type="float">
            <text:p>50113</text:p>
          </table:table-cell>
          <table:table-cell office:value-type="string" calcext:value-type="string">
            <text:p>Deployment Contract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ntra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100" calcext:value-type="float">
            <text:p>571100</text:p>
          </table:table-cell>
          <table:table-cell office:value-type="string" calcext:value-type="string">
            <text:p>Deployment Contract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200" calcext:value-type="float">
            <text:p>571200</text:p>
          </table:table-cell>
          <table:table-cell office:value-type="string" calcext:value-type="string">
            <text:p>Deployment Contract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300" calcext:value-type="float">
            <text:p>571300</text:p>
          </table:table-cell>
          <table:table-cell table:style-name="ce8" office:value-type="string" calcext:value-type="string">
            <text:p>Deployment Contract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400" calcext:value-type="float">
            <text:p>571400</text:p>
          </table:table-cell>
          <table:table-cell office:value-type="string" calcext:value-type="string">
            <text:p>Deployment Contract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1500" calcext:value-type="float">
            <text:p>571500</text:p>
          </table:table-cell>
          <table:table-cell office:value-type="string" calcext:value-type="string">
            <text:p>Deployment Contract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ployment_dloh_expenses</text:p>
          </table:table-cell>
          <table:table-cell office:value-type="float" office:value="501131" calcext:value-type="float">
            <text:p>501131</text:p>
          </table:table-cell>
          <table:table-cell office:value-type="string" calcext:value-type="string">
            <text:p>Deployment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deployment_contrac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100" calcext:value-type="float">
            <text:p>577100</text:p>
          </table:table-cell>
          <table:table-cell office:value-type="string" calcext:value-type="string">
            <text:p>Deployment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deployment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200" calcext:value-type="float">
            <text:p>577200</text:p>
          </table:table-cell>
          <table:table-cell office:value-type="string" calcext:value-type="string">
            <text:p>Deployment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deployment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300" calcext:value-type="float">
            <text:p>577300</text:p>
          </table:table-cell>
          <table:table-cell office:value-type="string" calcext:value-type="string">
            <text:p>Deployment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400" calcext:value-type="float">
            <text:p>577400</text:p>
          </table:table-cell>
          <table:table-cell office:value-type="string" calcext:value-type="string">
            <text:p>Deployment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7500" calcext:value-type="float">
            <text:p>577500</text:p>
          </table:table-cell>
          <table:table-cell office:value-type="string" calcext:value-type="string">
            <text:p>Deployment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commercial_dloh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st_of_sales</text:p>
          </table:table-cell>
          <table:table-cell office:value-type="float" office:value="5012" calcext:value-type="float">
            <text:p>5012</text:p>
          </table:table-cell>
          <table:table-cell office:value-type="string" calcext:value-type="string">
            <text:p>Cost of Sal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gs_view</text:p>
          </table:table-cell>
          <table:table-cell office:value-type="float" office:value="50121" calcext:value-type="float">
            <text:p>50121</text:p>
          </table:table-cell>
          <table:table-cell office:value-type="string" calcext:value-type="string">
            <text:p>Cost of Goods Sold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fault_cogs</text:p>
          </table:table-cell>
          <table:table-cell office:value-type="float" office:value="601010" calcext:value-type="float">
            <text:p>601010</text:p>
          </table:table-cell>
          <table:table-cell office:value-type="string" calcext:value-type="string">
            <text:p>Default COG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1110" calcext:value-type="float">
            <text:p>601110</text:p>
          </table:table-cell>
          <table:table-cell office:value-type="string" calcext:value-type="string">
            <text:p>COGS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1210" calcext:value-type="float">
            <text:p>601210</text:p>
          </table:table-cell>
          <table:table-cell office:value-type="string" calcext:value-type="string">
            <text:p>COGS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cogs_view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fg_dloh_expense</text:p>
          </table:table-cell>
          <table:table-cell office:value-type="float" office:value="50123" calcext:value-type="float">
            <text:p>50123</text:p>
          </table:table-cell>
          <table:table-cell office:value-type="string" calcext:value-type="string">
            <text:p>MFG DLOH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100" calcext:value-type="float">
            <text:p>677100</text:p>
          </table:table-cell>
          <table:table-cell office:value-type="string" calcext:value-type="string">
            <text:p>MFG DLOH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200" calcext:value-type="float">
            <text:p>677200</text:p>
          </table:table-cell>
          <table:table-cell office:value-type="string" calcext:value-type="string">
            <text:p>MFG DLOH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300" calcext:value-type="float">
            <text:p>677300</text:p>
          </table:table-cell>
          <table:table-cell office:value-type="string" calcext:value-type="string">
            <text:p>MFG DLOH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400" calcext:value-type="float">
            <text:p>677400</text:p>
          </table:table-cell>
          <table:table-cell office:value-type="string" calcext:value-type="string">
            <text:p>MFG DLOH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7500" calcext:value-type="float">
            <text:p>677500</text:p>
          </table:table-cell>
          <table:table-cell office:value-type="string" calcext:value-type="string">
            <text:p>MFG DLOH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mfg_dloh_expense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_handling_oh</text:p>
          </table:table-cell>
          <table:table-cell office:value-type="float" office:value="50124" calcext:value-type="float">
            <text:p>50124</text:p>
          </table:table-cell>
          <table:table-cell office:value-type="string" calcext:value-type="string">
            <text:p>Materials Handling OH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cost_of_sal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direct_expenses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Indirect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rd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IrnD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in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100" calcext:value-type="float">
            <text:p>711100</text:p>
          </table:table-cell>
          <table:table-cell office:value-type="string" calcext:value-type="string">
            <text:p>IR&amp;D Lab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200" calcext:value-type="float">
            <text:p>711200</text:p>
          </table:table-cell>
          <table:table-cell office:value-type="string" calcext:value-type="string">
            <text:p>IR&amp;D Material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material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300" calcext:value-type="float">
            <text:p>711300</text:p>
          </table:table-cell>
          <table:table-cell office:value-type="string" calcext:value-type="string">
            <text:p>IR&amp;D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400" calcext:value-type="float">
            <text:p>711400</text:p>
          </table:table-cell>
          <table:table-cell office:value-type="string" calcext:value-type="string">
            <text:p>IR&amp;D Subcontractor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subcontractor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1500" calcext:value-type="float">
            <text:p>711500</text:p>
          </table:table-cell>
          <table:table-cell office:value-type="string" calcext:value-type="string">
            <text:p>IR&amp;D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ird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na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General and Admin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indirect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z_dev</text:p>
          </table:table-cell>
          <table:table-cell office:value-type="float" office:value="50221" calcext:value-type="float">
            <text:p>50221</text:p>
          </table:table-cell>
          <table:table-cell office:value-type="string" calcext:value-type="string">
            <text:p>Business Development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d_expenses</text:p>
          </table:table-cell>
          <table:table-cell office:value-type="float" office:value="502211" calcext:value-type="float">
            <text:p>502211</text:p>
          </table:table-cell>
          <table:table-cell office:value-type="string" calcext:value-type="string">
            <text:p>Bid and Proposal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ct_marketing</text:p>
          </table:table-cell>
          <table:table-cell office:value-type="float" office:value="502212" calcext:value-type="float">
            <text:p>502212</text:p>
          </table:table-cell>
          <table:table-cell office:value-type="string" calcext:value-type="string">
            <text:p>Direct Sales and Marketing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25100" calcext:value-type="float">
            <text:p>8125100</text:p>
          </table:table-cell>
          <table:table-cell office:value-type="string" calcext:value-type="string">
            <text:p>DS&amp;M Equipment &amp; Softwa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quipment_expense</text:p>
          </table:table-cell>
          <table:table-cell office:value-type="string" calcext:value-type="string">
            <text:p>direct_marketing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25200" calcext:value-type="float">
            <text:p>8125200</text:p>
          </table:table-cell>
          <table:table-cell office:value-type="string" calcext:value-type="string">
            <text:p>Trade Show Equipment &amp; Softwar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quipment_expense</text:p>
          </table:table-cell>
          <table:table-cell office:value-type="string" calcext:value-type="string">
            <text:p>direct_marketing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dia_expenses</text:p>
          </table:table-cell>
          <table:table-cell office:value-type="float" office:value="502213" calcext:value-type="float">
            <text:p>502213</text:p>
          </table:table-cell>
          <table:table-cell office:value-type="string" calcext:value-type="string">
            <text:p>Media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biz_dev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_expenses</text:p>
          </table:table-cell>
          <table:table-cell office:value-type="float" office:value="50222" calcext:value-type="float">
            <text:p>50222</text:p>
          </table:table-cell>
          <table:table-cell office:value-type="string" calcext:value-type="string">
            <text:p>Admin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min_labor</text:p>
          </table:table-cell>
          <table:table-cell office:value-type="float" office:value="810000" calcext:value-type="float">
            <text:p>810000</text:p>
          </table:table-cell>
          <table:table-cell office:value-type="string" calcext:value-type="string">
            <text:p>Admin Labor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0100" calcext:value-type="float">
            <text:p>8210100</text:p>
          </table:table-cell>
          <table:table-cell office:value-type="string" calcext:value-type="string">
            <text:p>Admin Labor – Allowab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admin_labor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0200" calcext:value-type="float">
            <text:p>8210200</text:p>
          </table:table-cell>
          <table:table-cell office:value-type="string" calcext:value-type="string">
            <text:p>Admin Labor – Unallowabl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labor_expense</text:p>
          </table:table-cell>
          <table:table-cell office:value-type="string" calcext:value-type="string">
            <text:p>admin_labor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2700" calcext:value-type="float">
            <text:p>8212700</text:p>
          </table:table-cell>
          <table:table-cell office:value-type="string" calcext:value-type="string">
            <text:p>Admin Equipment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equipment_expense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3100" calcext:value-type="float">
            <text:p>8213100</text:p>
          </table:table-cell>
          <table:table-cell office:value-type="string" calcext:value-type="string">
            <text:p>Admin Travel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imsar_accounting.user_type_travel_expense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19100" calcext:value-type="float">
            <text:p>8219100</text:p>
          </table:table-cell>
          <table:table-cell office:value-type="string" calcext:value-type="string">
            <text:p>Admin Othe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admin_expense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inge_benefits</text:p>
          </table:table-cell>
          <table:table-cell office:value-type="float" office:value="50223" calcext:value-type="float">
            <text:p>50223</text:p>
          </table:table-cell>
          <table:table-cell office:value-type="string" calcext:value-type="string">
            <text:p>Fringe Benefits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1" calcext:value-type="float">
            <text:p>502231</text:p>
          </table:table-cell>
          <table:table-cell office:value-type="string" calcext:value-type="string">
            <text:p>Health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2" calcext:value-type="float">
            <text:p>502232</text:p>
          </table:table-cell>
          <table:table-cell office:value-type="string" calcext:value-type="string">
            <text:p>HSA Contribution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3" calcext:value-type="float">
            <text:p>502233</text:p>
          </table:table-cell>
          <table:table-cell office:value-type="string" calcext:value-type="string">
            <text:p>Dental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4" calcext:value-type="float">
            <text:p>502234</text:p>
          </table:table-cell>
          <table:table-cell office:value-type="string" calcext:value-type="string">
            <text:p>Life Insuranc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2235" calcext:value-type="float">
            <text:p>502235</text:p>
          </table:table-cell>
          <table:table-cell office:value-type="string" calcext:value-type="string">
            <text:p>Bonus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10n_us.user_type_other_expense</text:p>
          </table:table-cell>
          <table:table-cell office:value-type="string" calcext:value-type="string">
            <text:p>fringe_benefits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cilities_expenses</text:p>
          </table:table-cell>
          <table:table-cell office:value-type="float" office:value="50224" calcext:value-type="float">
            <text:p>50224</text:p>
          </table:table-cell>
          <table:table-cell office:value-type="string" calcext:value-type="string">
            <text:p>Facilities Expenses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l10n_us.user_type_view</text:p>
          </table:table-cell>
          <table:table-cell office:value-type="string" calcext:value-type="string">
            <text:p>gna</text:p>
          </table:table-cell>
          <table:table-cell office:value-type="string" calcext:value-type="string">
            <text:p>FALS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 style:data-style-name="N2" text:time-value="11:10:15.112735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date>2014-07-02T11:28:03.025497399</dc:date>
    <dc:creator>Ben Olsen</dc:creator>
    <meta:editing-duration>PT1H46M34S</meta:editing-duration>
    <meta:editing-cycles>21</meta:editing-cycles>
    <dc:title>Tables</dc:title>
    <meta:document-statistic meta:table-count="1" meta:cell-count="902" meta:object-count="0"/>
  </office:meta>
</office:document-meta>
</file>